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53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string" calcext:value-type="string">
            <text:p>PERCENTAGE 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3:.D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4:.D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5:.D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6:.D6])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table:formula="of:=AVERAGE([.B7:.D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8:.D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9:.D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0:.D10])" office:value-type="float" office:value="95.3333333333333" calcext:value-type="float">
            <text:p>95.333333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1:.D1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2:.D1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3:.D1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4:.D1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92.43" calcext:value-type="float">
            <text:p>92.43</text:p>
          </table:table-cell>
          <table:table-cell table:formula="of:=AVERAGE([.B15:.D15])" office:value-type="float" office:value="97.4766666666667" calcext:value-type="float">
            <text:p>97.47666666666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.15" calcext:value-type="float">
            <text:p>99.1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6:.D16])" office:value-type="float" office:value="99.7166666666667" calcext:value-type="float">
            <text:p>99.71666666666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.84" calcext:value-type="float">
            <text:p>90.8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7:.D17])" office:value-type="float" office:value="96.9466666666667" calcext:value-type="float">
            <text:p>96.94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4:43:06.369987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0:49:49.032972133</meta:creation-date>
    <dc:date>2020-02-06T14:46:28.839305478</dc:date>
    <meta:editing-duration>PT3M31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